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20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602.54mm" svg:y="348.38mm">
            <draw:object draw:notify-on-update-of-ranges="Hoja1.T79:Hoja1.T79 Hoja1.T80:Hoja1.T81 Hoja1.U79:Hoja1.U79 Hoja1.U80:Hoja1.U81 Hoja1.V79:Hoja1.V79 Hoja1.V80:Hoja1.V81 Hoja1.W79:Hoja1.W79 Hoja1.W80:Hoja1.W81 Hoja1.X79:Hoja1.X79 Hoja1.X80:Hoja1.X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14" table:default-cell-style-name="Default"/>
        <table:table-row table:style-name="ro1">
          <table:table-cell table:style-name="ce20" office:value-type="percentage" office:value="0.1" calcext:value-type="percentage">
            <text:p>1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2"/>
          <table:table-cell table:style-name="ce20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AGG-UN 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195600822.4" calcext:value-type="float">
            <text:p>10195600822,4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4969509626.4" calcext:value-type="float">
            <text:p>54969509626,4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739572048.8" calcext:value-type="float">
            <text:p>11739572048,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8103609171.2" calcext:value-type="float">
            <text:p>18103609171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094808442.2" calcext:value-type="float">
            <text:p>10094808442,2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5963901749" calcext:value-type="float">
            <text:p>55963901749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1335960929.4" calcext:value-type="float">
            <text:p>11335960929,4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8007922501.2" calcext:value-type="float">
            <text:p>18007922501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0125427089" calcext:value-type="float">
            <text:p>1012542708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6104826494.8" calcext:value-type="float">
            <text:p>56104826494,8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0673672510.4" calcext:value-type="float">
            <text:p>10673672510,4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084057674.8" calcext:value-type="float">
            <text:p>17084057674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350480881.8" calcext:value-type="float">
            <text:p>10350480881,8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6107139463.4" calcext:value-type="float">
            <text:p>56107139463,4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812602179.8" calcext:value-type="float">
            <text:p>10812602179,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172803233.2" calcext:value-type="float">
            <text:p>17172803233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922321053.2" calcext:value-type="float">
            <text:p>10922321053,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775752426.2" calcext:value-type="float">
            <text:p>56775752426,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541328895.6" calcext:value-type="float">
            <text:p>10541328895,6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419795622.8" calcext:value-type="float">
            <text:p>17419795622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28506" calcext:value-type="float">
            <text:p>0,3028506</text:p>
          </table:table-cell>
          <table:table-cell table:formula="of:=([.C3]+[.C4]+[.C5]+[.C6]+[.C7])/5" office:value-type="float" office:value="497.8" calcext:value-type="float">
            <text:p>497,8</text:p>
          </table:table-cell>
          <table:table-cell table:formula="of:=([.D3]+[.D4]+[.D5]+[.D6]+[.D7])/5" office:value-type="float" office:value="0.4308868" calcext:value-type="float">
            <text:p>0,4308868</text:p>
          </table:table-cell>
          <table:table-cell table:style-name="ce1" table:formula="of:=([.E3]+[.E4]+[.E5]+[.E6]+[.E7])/5000000000" office:value-type="float" office:value="10.33772765772" calcext:value-type="float">
            <text:p>10,33772765772</text:p>
          </table:table-cell>
          <table:table-cell table:formula="of:=([.F3]+[.F4]+[.F5]+[.F6]+[.F7])/5" office:value-type="float" office:value="7.483966" calcext:value-type="float">
            <text:p>7,483966</text:p>
          </table:table-cell>
          <table:table-cell table:formula="of:=([.G3]+[.G4]+[.G5]+[.G6]+[.G7])/5" office:value-type="float" office:value="1817.8" calcext:value-type="float">
            <text:p>1817,8</text:p>
          </table:table-cell>
          <table:table-cell table:formula="of:=([.H3]+[.H4]+[.H5]+[.H6]+[.H7])/5" office:value-type="float" office:value="9.93691" calcext:value-type="float">
            <text:p>9,93691</text:p>
          </table:table-cell>
          <table:table-cell table:style-name="ce1" table:formula="of:=([.I3]+[.I4]+[.I5]+[.I6]+[.I7])/5000000000" office:value-type="float" office:value="55.98422595196" calcext:value-type="float">
            <text:p>55,98422595196</text:p>
          </table:table-cell>
          <table:table-cell table:formula="of:=([.J3]+[.J4]+[.J5]+[.J6]+[.J7])/5" office:value-type="float" office:value="0.4100034" calcext:value-type="float">
            <text:p>0,4100034</text:p>
          </table:table-cell>
          <table:table-cell table:formula="of:=([.K3]+[.K4]+[.K5]+[.K6]+[.K7])/5" office:value-type="float" office:value="487.4" calcext:value-type="float">
            <text:p>487,4</text:p>
          </table:table-cell>
          <table:table-cell table:formula="of:=([.L3]+[.L4]+[.L5]+[.L6]+[.L7])/5" office:value-type="float" office:value="0.5767474" calcext:value-type="float">
            <text:p>0,5767474</text:p>
          </table:table-cell>
          <table:table-cell table:style-name="ce1" table:formula="of:=([.M3]+[.M4]+[.M5]+[.M6]+[.M7])/5000000000" office:value-type="float" office:value="11.0206273128" calcext:value-type="float">
            <text:p>11,0206273128</text:p>
          </table:table-cell>
          <table:table-cell table:formula="of:=([.N3]+[.N4]+[.N5]+[.N6]+[.N7])/5" office:value-type="float" office:value="2.001892" calcext:value-type="float">
            <text:p>2,001892</text:p>
          </table:table-cell>
          <table:table-cell table:formula="of:=([.O3]+[.O4]+[.O5]+[.O6]+[.O7])/5" office:value-type="float" office:value="1153" calcext:value-type="float">
            <text:p>1153</text:p>
          </table:table-cell>
          <table:table-cell table:formula="of:=([.P3]+[.P4]+[.P5]+[.P6]+[.P7])/5" office:value-type="float" office:value="2.980618" calcext:value-type="float">
            <text:p>2,980618</text:p>
          </table:table-cell>
          <table:table-cell table:style-name="ce1" table:formula="of:=([.Q3]+[.Q4]+[.Q5]+[.Q6]+[.Q7])/5000000000" office:value-type="float" office:value="17.55763764064" calcext:value-type="float">
            <text:p>17,5576376406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AGG-SF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Default" office:value-type="float" office:value="11549909350.6" calcext:value-type="float">
            <text:p>11549909350,6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Default" office:value-type="float" office:value="58531107259.6" calcext:value-type="float">
            <text:p>58531107259,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Default" office:value-type="float" office:value="11894367784.6" calcext:value-type="float">
            <text:p>11894367784,6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Default" office:value-type="float" office:value="19668302438" calcext:value-type="float">
            <text:p>1966830243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Default" office:value-type="float" office:value="11687957177.8" calcext:value-type="float">
            <text:p>11687957177,8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Default" office:value-type="float" office:value="59611724955" calcext:value-type="float">
            <text:p>59611724955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Default" office:value-type="float" office:value="12089183718.6" calcext:value-type="float">
            <text:p>12089183718,6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Default" office:value-type="float" office:value="20010020583.6" calcext:value-type="float">
            <text:p>20010020583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Default" office:value-type="float" office:value="11679789080.8" calcext:value-type="float">
            <text:p>11679789080,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Default" office:value-type="float" office:value="59389304131.6" calcext:value-type="float">
            <text:p>59389304131,6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Default" office:value-type="float" office:value="12274265825.2" calcext:value-type="float">
            <text:p>12274265825,2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Default" office:value-type="float" office:value="21500507362.4" calcext:value-type="float">
            <text:p>21500507362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Default" office:value-type="float" office:value="11818938165.4" calcext:value-type="float">
            <text:p>11818938165,4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Default" office:value-type="float" office:value="58073620922.8" calcext:value-type="float">
            <text:p>58073620922,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Default" office:value-type="float" office:value="12067291706" calcext:value-type="float">
            <text:p>12067291706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Default" office:value-type="float" office:value="21401584064.4" calcext:value-type="float">
            <text:p>21401584064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Default" office:value-type="float" office:value="11381710851.8" calcext:value-type="float">
            <text:p>11381710851,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Default" office:value-type="float" office:value="56671600468" calcext:value-type="float">
            <text:p>5667160046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Default" office:value-type="float" office:value="11752884538" calcext:value-type="float">
            <text:p>11752884538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Default" office:value-type="float" office:value="19238011248.8" calcext:value-type="float">
            <text:p>19238011248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3029402" calcext:value-type="float">
            <text:p>0,3029402</text:p>
          </table:table-cell>
          <table:table-cell table:formula="of:=([.C10]+[.C11]+[.C12]+[.C13]+[.C14])/5" office:value-type="float" office:value="497.6" calcext:value-type="float">
            <text:p>497,6</text:p>
          </table:table-cell>
          <table:table-cell table:formula="of:=([.D10]+[.D11]+[.D12]+[.D13]+[.D14])/5" office:value-type="float" office:value="0.431727" calcext:value-type="float">
            <text:p>0,431727</text:p>
          </table:table-cell>
          <table:table-cell table:style-name="Default" table:formula="of:=([.E10]+[.E11]+[.E12]+[.E13]+[.E14])/5000000000" office:value-type="float" office:value="11.62366092528" calcext:value-type="float">
            <text:p>11,62366092528</text:p>
          </table:table-cell>
          <table:table-cell table:formula="of:=([.F10]+[.F11]+[.F12]+[.F13]+[.F14])/5" office:value-type="float" office:value="7.483966" calcext:value-type="float">
            <text:p>7,483966</text:p>
          </table:table-cell>
          <table:table-cell table:formula="of:=([.G10]+[.G11]+[.G12]+[.G13]+[.G14])/5" office:value-type="float" office:value="1817.8" calcext:value-type="float">
            <text:p>1817,8</text:p>
          </table:table-cell>
          <table:table-cell table:formula="of:=([.H10]+[.H11]+[.H12]+[.H13]+[.H14])/5" office:value-type="float" office:value="9.93691" calcext:value-type="float">
            <text:p>9,93691</text:p>
          </table:table-cell>
          <table:table-cell table:style-name="Default" table:formula="of:=([.I10]+[.I11]+[.I12]+[.I13]+[.I14])/5000000000" office:value-type="float" office:value="58.4554715474" calcext:value-type="float">
            <text:p>58,4554715474</text:p>
          </table:table-cell>
          <table:table-cell table:formula="of:=([.J10]+[.J11]+[.J12]+[.J13]+[.J14])/5" office:value-type="float" office:value="0.4100034" calcext:value-type="float">
            <text:p>0,4100034</text:p>
          </table:table-cell>
          <table:table-cell table:formula="of:=([.K10]+[.K11]+[.K12]+[.K13]+[.K14])/5" office:value-type="float" office:value="487.4" calcext:value-type="float">
            <text:p>487,4</text:p>
          </table:table-cell>
          <table:table-cell table:formula="of:=([.L10]+[.L11]+[.L12]+[.L13]+[.L14])/5" office:value-type="float" office:value="0.5767474" calcext:value-type="float">
            <text:p>0,5767474</text:p>
          </table:table-cell>
          <table:table-cell table:style-name="Default" table:formula="of:=([.M10]+[.M11]+[.M12]+[.M13]+[.M14])/5000000000" office:value-type="float" office:value="12.01559871448" calcext:value-type="float">
            <text:p>12,01559871448</text:p>
          </table:table-cell>
          <table:table-cell table:formula="of:=([.N10]+[.N11]+[.N12]+[.N13]+[.N14])/5" office:value-type="float" office:value="2.001892" calcext:value-type="float">
            <text:p>2,001892</text:p>
          </table:table-cell>
          <table:table-cell table:formula="of:=([.O10]+[.O11]+[.O12]+[.O13]+[.O14])/5" office:value-type="float" office:value="1153" calcext:value-type="float">
            <text:p>1153</text:p>
          </table:table-cell>
          <table:table-cell table:formula="of:=([.P10]+[.P11]+[.P12]+[.P13]+[.P14])/5" office:value-type="float" office:value="2.980618" calcext:value-type="float">
            <text:p>2,980618</text:p>
          </table:table-cell>
          <table:table-cell table:style-name="Default" table:formula="of:=([.Q10]+[.Q11]+[.Q12]+[.Q13]+[.Q14])/5000000000" office:value-type="float" office:value="20.36368513944" calcext:value-type="float">
            <text:p>20,3636851394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 table:number-columns-repeated="2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AGE-UN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Default" office:value-type="float" office:value="123855486.4" calcext:value-type="float">
            <text:p>123855486,4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Default" office:value-type="float" office:value="38601286844.4" calcext:value-type="float">
            <text:p>38601286844,4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Default" office:value-type="float" office:value="69674600.8" calcext:value-type="float">
            <text:p>69674600,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Default" office:value-type="float" office:value="13545056262" calcext:value-type="float">
            <text:p>1354505626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Default" office:value-type="float" office:value="431295070" calcext:value-type="float">
            <text:p>431295070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Default" office:value-type="float" office:value="21121264036.4" calcext:value-type="float">
            <text:p>21121264036,4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Default" office:value-type="float" office:value="80507417.2" calcext:value-type="float">
            <text:p>80507417,2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Default" office:value-type="float" office:value="10289885519.8" calcext:value-type="float">
            <text:p>10289885519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Default" office:value-type="float" office:value="372742337.6" calcext:value-type="float">
            <text:p>372742337,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Default" office:value-type="float" office:value="30966317461.6" calcext:value-type="float">
            <text:p>30966317461,6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Default" office:value-type="float" office:value="188725586" calcext:value-type="float">
            <text:p>188725586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Default" office:value-type="float" office:value="10266543853.8" calcext:value-type="float">
            <text:p>10266543853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Default" office:value-type="float" office:value="316826895.6" calcext:value-type="float">
            <text:p>316826895,6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Default" office:value-type="float" office:value="41145134950.2" calcext:value-type="float">
            <text:p>41145134950,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Default" office:value-type="float" office:value="2279655338.2" calcext:value-type="float">
            <text:p>2279655338,2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Default" office:value-type="float" office:value="17078262820.2" calcext:value-type="float">
            <text:p>17078262820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Default" office:value-type="float" office:value="145993671.4" calcext:value-type="float">
            <text:p>145993671,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Default" office:value-type="float" office:value="20709676801.6" calcext:value-type="float">
            <text:p>20709676801,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Default" office:value-type="float" office:value="232495314.8" calcext:value-type="float">
            <text:p>232495314,8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Default" office:value-type="float" office:value="10364210244" calcext:value-type="float">
            <text:p>1036421024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3029402" calcext:value-type="float">
            <text:p>0,3029402</text:p>
          </table:table-cell>
          <table:table-cell table:formula="of:=([.C17]+[.C18]+[.C19]+[.C20]+[.C21])/5" office:value-type="float" office:value="497.6" calcext:value-type="float">
            <text:p>497,6</text:p>
          </table:table-cell>
          <table:table-cell table:formula="of:=([.D17]+[.D18]+[.D19]+[.D20]+[.D21])/5" office:value-type="float" office:value="0.431727" calcext:value-type="float">
            <text:p>0,431727</text:p>
          </table:table-cell>
          <table:table-cell table:style-name="Default" table:formula="of:=([.E17]+[.E18]+[.E19]+[.E20]+[.E21])/5000000000" office:value-type="float" office:value="0.2781426922" calcext:value-type="float">
            <text:p>0,2781426922</text:p>
          </table:table-cell>
          <table:table-cell table:formula="of:=([.F17]+[.F18]+[.F19]+[.F20]+[.F21])/5" office:value-type="float" office:value="7.483966" calcext:value-type="float">
            <text:p>7,483966</text:p>
          </table:table-cell>
          <table:table-cell table:formula="of:=([.G17]+[.G18]+[.G19]+[.G20]+[.G21])/5" office:value-type="float" office:value="1817.8" calcext:value-type="float">
            <text:p>1817,8</text:p>
          </table:table-cell>
          <table:table-cell table:formula="of:=([.H17]+[.H18]+[.H19]+[.H20]+[.H21])/5" office:value-type="float" office:value="9.93691" calcext:value-type="float">
            <text:p>9,93691</text:p>
          </table:table-cell>
          <table:table-cell table:style-name="Default" table:formula="of:=([.I17]+[.I18]+[.I19]+[.I20]+[.I21])/5000000000" office:value-type="float" office:value="30.50873601884" calcext:value-type="float">
            <text:p>30,50873601884</text:p>
          </table:table-cell>
          <table:table-cell table:formula="of:=([.J17]+[.J18]+[.J19]+[.J20]+[.J21])/5" office:value-type="float" office:value="0.4100034" calcext:value-type="float">
            <text:p>0,4100034</text:p>
          </table:table-cell>
          <table:table-cell table:formula="of:=([.K17]+[.K18]+[.K19]+[.K20]+[.K21])/5" office:value-type="float" office:value="487.4" calcext:value-type="float">
            <text:p>487,4</text:p>
          </table:table-cell>
          <table:table-cell table:formula="of:=([.L17]+[.L18]+[.L19]+[.L20]+[.L21])/5" office:value-type="float" office:value="0.5767474" calcext:value-type="float">
            <text:p>0,5767474</text:p>
          </table:table-cell>
          <table:table-cell table:style-name="Default" table:formula="of:=([.M17]+[.M18]+[.M19]+[.M20]+[.M21])/5000000000" office:value-type="float" office:value="0.5702116514" calcext:value-type="float">
            <text:p>0,5702116514</text:p>
          </table:table-cell>
          <table:table-cell table:formula="of:=([.N17]+[.N18]+[.N19]+[.N20]+[.N21])/5" office:value-type="float" office:value="2.001892" calcext:value-type="float">
            <text:p>2,001892</text:p>
          </table:table-cell>
          <table:table-cell table:formula="of:=([.O17]+[.O18]+[.O19]+[.O20]+[.O21])/5" office:value-type="float" office:value="1153" calcext:value-type="float">
            <text:p>1153</text:p>
          </table:table-cell>
          <table:table-cell table:formula="of:=([.P17]+[.P18]+[.P19]+[.P20]+[.P21])/5" office:value-type="float" office:value="2.980618" calcext:value-type="float">
            <text:p>2,980618</text:p>
          </table:table-cell>
          <table:table-cell table:style-name="Default" table:formula="of:=([.Q17]+[.Q18]+[.Q19]+[.Q20]+[.Q21])/5000000000" office:value-type="float" office:value="12.30879173996" calcext:value-type="float">
            <text:p>12,3087917399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AGE-SF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58589529.2" calcext:value-type="float">
            <text:p>58589529,2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20872136750.4" calcext:value-type="float">
            <text:p>20872136750,4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28479928" calcext:value-type="float">
            <text:p>28479928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6990072237.2" calcext:value-type="float">
            <text:p>6990072237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492" calcext:value-type="float">
            <text:p>492</text:p>
          </table:table-cell>
          <table:table-cell office:value-type="float" office:value="0.437089" calcext:value-type="float">
            <text:p>0,437089</text:p>
          </table:table-cell>
          <table:table-cell table:style-name="ce1" office:value-type="float" office:value="137727545.4" calcext:value-type="float">
            <text:p>137727545,4</text:p>
          </table:table-cell>
          <table:table-cell office:value-type="float" office:value="7.48956" calcext:value-type="float">
            <text:p>7,48956</text:p>
          </table:table-cell>
          <table:table-cell office:value-type="float" office:value="1835" calcext:value-type="float">
            <text:p>1835</text:p>
          </table:table-cell>
          <table:table-cell office:value-type="float" office:value="9.97609" calcext:value-type="float">
            <text:p>9,97609</text:p>
          </table:table-cell>
          <table:table-cell table:style-name="ce1" office:value-type="float" office:value="30612475292" calcext:value-type="float">
            <text:p>30612475292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98954858" calcext:value-type="float">
            <text:p>98954858</text:p>
          </table:table-cell>
          <table:table-cell office:value-type="float" office:value="2.00462" calcext:value-type="float">
            <text:p>2,00462</text:p>
          </table:table-cell>
          <table:table-cell office:value-type="float" office:value="1178" calcext:value-type="float">
            <text:p>1178</text:p>
          </table:table-cell>
          <table:table-cell office:value-type="float" office:value="2.98934" calcext:value-type="float">
            <text:p>2,98934</text:p>
          </table:table-cell>
          <table:table-cell table:style-name="ce1" office:value-type="float" office:value="10699549217.2" calcext:value-type="float">
            <text:p>10699549217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36783" calcext:value-type="float">
            <text:p>0,436783</text:p>
          </table:table-cell>
          <table:table-cell table:style-name="ce1" office:value-type="float" office:value="38915693.4" calcext:value-type="float">
            <text:p>38915693,4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39247369770.4" calcext:value-type="float">
            <text:p>39247369770,4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257831099" calcext:value-type="float">
            <text:p>25783109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3632715992.6" calcext:value-type="float">
            <text:p>3632715992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69777742" calcext:value-type="float">
            <text:p>69777742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37862538092.8" calcext:value-type="float">
            <text:p>37862538092,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29156148" calcext:value-type="float">
            <text:p>2915614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0936512105" calcext:value-type="float">
            <text:p>10936512105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52964253.6" calcext:value-type="float">
            <text:p>52964253,6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28761793499.2" calcext:value-type="float">
            <text:p>28761793499,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78329939.4" calcext:value-type="float">
            <text:p>78329939,4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3750546341" calcext:value-type="float">
            <text:p>3750546341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24]+[.B25]+[.B26]+[.B27]+[.B28])/5" office:value-type="float" office:value="0.3029402" calcext:value-type="float">
            <text:p>0,3029402</text:p>
          </table:table-cell>
          <table:table-cell table:style-name="ce9" table:formula="of:=([.C24]+[.C25]+[.C26]+[.C27]+[.C28])/5" office:value-type="float" office:value="497.6" calcext:value-type="float">
            <text:p>497,6</text:p>
          </table:table-cell>
          <table:table-cell table:style-name="ce9" table:formula="of:=([.D24]+[.D25]+[.D26]+[.D27]+[.D28])/5" office:value-type="float" office:value="0.429776" calcext:value-type="float">
            <text:p>0,429776</text:p>
          </table:table-cell>
          <table:table-cell table:style-name="ce2" table:formula="of:=([.E24]+[.E25]+[.E26]+[.E27]+[.E28])/5000000000" office:value-type="float" office:value="0.07159495272" calcext:value-type="float">
            <text:p>0,07159495272</text:p>
          </table:table-cell>
          <table:table-cell table:style-name="ce9" table:formula="of:=([.F24]+[.F25]+[.F26]+[.F27]+[.F28])/5" office:value-type="float" office:value="7.481058" calcext:value-type="float">
            <text:p>7,481058</text:p>
          </table:table-cell>
          <table:table-cell table:style-name="ce9" table:formula="of:=([.G24]+[.G25]+[.G26]+[.G27]+[.G28])/5" office:value-type="float" office:value="1826.2" calcext:value-type="float">
            <text:p>1826,2</text:p>
          </table:table-cell>
          <table:table-cell table:style-name="ce9" table:formula="of:=([.H24]+[.H25]+[.H26]+[.H27]+[.H28])/5" office:value-type="float" office:value="9.94473" calcext:value-type="float">
            <text:p>9,94473</text:p>
          </table:table-cell>
          <table:table-cell table:style-name="ce2" table:formula="of:=([.I24]+[.I25]+[.I26]+[.I27]+[.I28])/5000000000" office:value-type="float" office:value="31.47126268096" calcext:value-type="float">
            <text:p>31,47126268096</text:p>
          </table:table-cell>
          <table:table-cell table:style-name="ce9" table:formula="of:=([.J24]+[.J25]+[.J26]+[.J27]+[.J28])/5" office:value-type="float" office:value="0.4100034" calcext:value-type="float">
            <text:p>0,4100034</text:p>
          </table:table-cell>
          <table:table-cell table:style-name="ce9" table:formula="of:=([.K24]+[.K25]+[.K26]+[.K27]+[.K28])/5" office:value-type="float" office:value="487.4" calcext:value-type="float">
            <text:p>487,4</text:p>
          </table:table-cell>
          <table:table-cell table:style-name="ce9" table:formula="of:=([.L24]+[.L25]+[.L26]+[.L27]+[.L28])/5" office:value-type="float" office:value="0.5767474" calcext:value-type="float">
            <text:p>0,5767474</text:p>
          </table:table-cell>
          <table:table-cell table:style-name="ce2" table:formula="of:=([.M24]+[.M25]+[.M26]+[.M27]+[.M28])/5000000000" office:value-type="float" office:value="0.09855039448" calcext:value-type="float">
            <text:p>0,09855039448</text:p>
          </table:table-cell>
          <table:table-cell table:style-name="ce9" table:formula="of:=([.N24]+[.N25]+[.N26]+[.N27]+[.N28])/5" office:value-type="float" office:value="2.008792" calcext:value-type="float">
            <text:p>2,008792</text:p>
          </table:table-cell>
          <table:table-cell table:style-name="ce9" table:formula="of:=([.O24]+[.O25]+[.O26]+[.O27]+[.O28])/5" office:value-type="float" office:value="1156" calcext:value-type="float">
            <text:p>1156</text:p>
          </table:table-cell>
          <table:table-cell table:style-name="ce9" table:formula="of:=([.P24]+[.P25]+[.P26]+[.P27]+[.P28])/5" office:value-type="float" office:value="2.98493" calcext:value-type="float">
            <text:p>2,98493</text:p>
          </table:table-cell>
          <table:table-cell table:style-name="ce2" table:formula="of:=([.Q24]+[.Q25]+[.Q26]+[.Q27]+[.Q28])/5000000000" office:value-type="float" office:value="7.2018791786" calcext:value-type="float">
            <text:p>7,2018791786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number-columns-repeated="23"/>
          <table:table-cell table:style-name="Default"/>
          <table:table-cell table:number-columns-repeated="14"/>
        </table:table-row>
        <table:table-row table:style-name="ro1">
          <table:table-cell table:style-name="ce20" office:value-type="percentage" office:value="0.2" calcext:value-type="percentage">
            <text:p>20,00 %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  <table:table-cell table:number-columns-repeated="2"/>
          <table:table-cell table:style-name="ce20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style-name="ce1" office:value-type="string" calcext:value-type="string">
            <text:p>AGG-UN 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626554853.6" calcext:value-type="float">
            <text:p>12626554853,6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3861233114.4" calcext:value-type="float">
            <text:p>63861233114,4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401034911" calcext:value-type="float">
            <text:p>11401034911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19542562314.4" calcext:value-type="float">
            <text:p>19542562314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2805106244.8" calcext:value-type="float">
            <text:p>12805106244,8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57874624222" calcext:value-type="float">
            <text:p>57874624222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592696898.2" calcext:value-type="float">
            <text:p>11592696898,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0966176449.8" calcext:value-type="float">
            <text:p>20966176449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2971298629.8" calcext:value-type="float">
            <text:p>12971298629,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6996676336" calcext:value-type="float">
            <text:p>56996676336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1612748241.4" calcext:value-type="float">
            <text:p>11612748241,4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187325516.8" calcext:value-type="float">
            <text:p>21187325516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049952483.6" calcext:value-type="float">
            <text:p>13049952483,6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5080885483" calcext:value-type="float">
            <text:p>5508088548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126546192.4" calcext:value-type="float">
            <text:p>12126546192,4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761680255.4" calcext:value-type="float">
            <text:p>21761680255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table:style-name="ce1" office:value-type="float" office:value="13066777506.2" calcext:value-type="float">
            <text:p>13066777506,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0750527121" calcext:value-type="float">
            <text:p>6075052712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905250105.4" calcext:value-type="float">
            <text:p>12905250105,4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961848353.8" calcext:value-type="float">
            <text:p>21961848353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3]+[.B34]+[.B35]+[.B36]+[.B37])/5" office:value-type="float" office:value="0.3029402" calcext:value-type="float">
            <text:p>0,3029402</text:p>
          </table:table-cell>
          <table:table-cell table:formula="of:=([.C33]+[.C34]+[.C35]+[.C36]+[.C37])/5" office:value-type="float" office:value="971.2" calcext:value-type="float">
            <text:p>971,2</text:p>
          </table:table-cell>
          <table:table-cell table:formula="of:=([.D33]+[.D34]+[.D35]+[.D36]+[.D37])/5" office:value-type="float" office:value="0.436502" calcext:value-type="float">
            <text:p>0,436502</text:p>
          </table:table-cell>
          <table:table-cell table:style-name="ce1" table:formula="of:=([.E33]+[.E34]+[.E35]+[.E36]+[.E37])/5000000000" office:value-type="float" office:value="12.9039379436" calcext:value-type="float">
            <text:p>12,9039379436</text:p>
          </table:table-cell>
          <table:table-cell table:formula="of:=([.F33]+[.F34]+[.F35]+[.F36]+[.F37])/5" office:value-type="float" office:value="7.474082" calcext:value-type="float">
            <text:p>7,474082</text:p>
          </table:table-cell>
          <table:table-cell table:formula="of:=([.G33]+[.G34]+[.G35]+[.G36]+[.G37])/5" office:value-type="float" office:value="3612.6" calcext:value-type="float">
            <text:p>3612,6</text:p>
          </table:table-cell>
          <table:table-cell table:formula="of:=([.H33]+[.H34]+[.H35]+[.H36]+[.H37])/5" office:value-type="float" office:value="9.967094" calcext:value-type="float">
            <text:p>9,967094</text:p>
          </table:table-cell>
          <table:table-cell table:style-name="ce1" table:formula="of:=([.I33]+[.I34]+[.I35]+[.I36]+[.I37])/5000000000" office:value-type="float" office:value="58.91278925528" calcext:value-type="float">
            <text:p>58,91278925528</text:p>
          </table:table-cell>
          <table:table-cell table:formula="of:=([.J33]+[.J34]+[.J35]+[.J36]+[.J37])/5" office:value-type="float" office:value="0.4100034" calcext:value-type="float">
            <text:p>0,4100034</text:p>
          </table:table-cell>
          <table:table-cell table:formula="of:=([.K33]+[.K34]+[.K35]+[.K36]+[.K37])/5" office:value-type="float" office:value="1016.4" calcext:value-type="float">
            <text:p>1016,4</text:p>
          </table:table-cell>
          <table:table-cell table:formula="of:=([.L33]+[.L34]+[.L35]+[.L36]+[.L37])/5" office:value-type="float" office:value="0.5945596" calcext:value-type="float">
            <text:p>0,5945596</text:p>
          </table:table-cell>
          <table:table-cell table:style-name="ce1" table:formula="of:=([.M33]+[.M34]+[.M35]+[.M36]+[.M37])/5000000000" office:value-type="float" office:value="11.92765526968" calcext:value-type="float">
            <text:p>11,92765526968</text:p>
          </table:table-cell>
          <table:table-cell table:formula="of:=([.N33]+[.N34]+[.N35]+[.N36]+[.N37])/5" office:value-type="float" office:value="2.005926" calcext:value-type="float">
            <text:p>2,005926</text:p>
          </table:table-cell>
          <table:table-cell table:formula="of:=([.O33]+[.O34]+[.O35]+[.O36]+[.O37])/5" office:value-type="float" office:value="2311.6" calcext:value-type="float">
            <text:p>2311,6</text:p>
          </table:table-cell>
          <table:table-cell table:formula="of:=([.P33]+[.P34]+[.P35]+[.P36]+[.P37])/5" office:value-type="float" office:value="3.064164" calcext:value-type="float">
            <text:p>3,064164</text:p>
          </table:table-cell>
          <table:table-cell table:style-name="ce1" table:formula="of:=([.Q33]+[.Q34]+[.Q35]+[.Q36]+[.Q37])/5000000000" office:value-type="float" office:value="21.08391857804" calcext:value-type="float">
            <text:p>21,0839185780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AGG-SF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3064590551.4" calcext:value-type="float">
            <text:p>13064590551,4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1586493352.2" calcext:value-type="float">
            <text:p>61586493352,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2872346571.6" calcext:value-type="float">
            <text:p>12872346571,6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1333278775.2" calcext:value-type="float">
            <text:p>21333278775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3436708841" calcext:value-type="float">
            <text:p>13436708841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4804381632.6" calcext:value-type="float">
            <text:p>64804381632,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2847448605.8" calcext:value-type="float">
            <text:p>12847448605,8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456328140.2" calcext:value-type="float">
            <text:p>21456328140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412647692.2" calcext:value-type="float">
            <text:p>13412647692,2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64443441510" calcext:value-type="float">
            <text:p>64443441510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2848370410" calcext:value-type="float">
            <text:p>12848370410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566709218.8" calcext:value-type="float">
            <text:p>21566709218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538347464.6" calcext:value-type="float">
            <text:p>13538347464,6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64791113903" calcext:value-type="float">
            <text:p>6479111390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848264547.6" calcext:value-type="float">
            <text:p>12848264547,6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631524812.4" calcext:value-type="float">
            <text:p>21631524812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table:style-name="ce1" office:value-type="float" office:value="13599380494.8" calcext:value-type="float">
            <text:p>13599380494,8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4786738331.6" calcext:value-type="float">
            <text:p>64786738331,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866449856" calcext:value-type="float">
            <text:p>12866449856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602376683.4" calcext:value-type="float">
            <text:p>21602376683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40]+[.B41]+[.B42]+[.B43]+[.B44])/5" office:value-type="float" office:value="0.3029402" calcext:value-type="float">
            <text:p>0,3029402</text:p>
          </table:table-cell>
          <table:table-cell table:formula="of:=([.C40]+[.C41]+[.C42]+[.C43]+[.C44])/5" office:value-type="float" office:value="971.2" calcext:value-type="float">
            <text:p>971,2</text:p>
          </table:table-cell>
          <table:table-cell table:formula="of:=([.D40]+[.D41]+[.D42]+[.D43]+[.D44])/5" office:value-type="float" office:value="0.436502" calcext:value-type="float">
            <text:p>0,436502</text:p>
          </table:table-cell>
          <table:table-cell table:style-name="ce1" table:formula="of:=([.E40]+[.E41]+[.E42]+[.E43]+[.E44])/5000000000" office:value-type="float" office:value="13.4103350088" calcext:value-type="float">
            <text:p>13,4103350088</text:p>
          </table:table-cell>
          <table:table-cell table:formula="of:=([.F40]+[.F41]+[.F42]+[.F43]+[.F44])/5" office:value-type="float" office:value="7.474082" calcext:value-type="float">
            <text:p>7,474082</text:p>
          </table:table-cell>
          <table:table-cell table:formula="of:=([.G40]+[.G41]+[.G42]+[.G43]+[.G44])/5" office:value-type="float" office:value="3612.6" calcext:value-type="float">
            <text:p>3612,6</text:p>
          </table:table-cell>
          <table:table-cell table:formula="of:=([.H40]+[.H41]+[.H42]+[.H43]+[.H44])/5" office:value-type="float" office:value="9.967094" calcext:value-type="float">
            <text:p>9,967094</text:p>
          </table:table-cell>
          <table:table-cell table:style-name="ce1" table:formula="of:=([.I40]+[.I41]+[.I42]+[.I43]+[.I44])/5000000000" office:value-type="float" office:value="64.08243374588" calcext:value-type="float">
            <text:p>64,08243374588</text:p>
          </table:table-cell>
          <table:table-cell table:formula="of:=([.J40]+[.J41]+[.J42]+[.J43]+[.J44])/5" office:value-type="float" office:value="0.4100034" calcext:value-type="float">
            <text:p>0,4100034</text:p>
          </table:table-cell>
          <table:table-cell table:formula="of:=([.K40]+[.K41]+[.K42]+[.K43]+[.K44])/5" office:value-type="float" office:value="1016.4" calcext:value-type="float">
            <text:p>1016,4</text:p>
          </table:table-cell>
          <table:table-cell table:formula="of:=([.L40]+[.L41]+[.L42]+[.L43]+[.L44])/5" office:value-type="float" office:value="0.5945596" calcext:value-type="float">
            <text:p>0,5945596</text:p>
          </table:table-cell>
          <table:table-cell table:style-name="ce1" table:formula="of:=([.M40]+[.M41]+[.M42]+[.M43]+[.M44])/5000000000" office:value-type="float" office:value="12.8565759982" calcext:value-type="float">
            <text:p>12,8565759982</text:p>
          </table:table-cell>
          <table:table-cell table:formula="of:=([.N40]+[.N41]+[.N42]+[.N43]+[.N44])/5" office:value-type="float" office:value="2.005926" calcext:value-type="float">
            <text:p>2,005926</text:p>
          </table:table-cell>
          <table:table-cell table:formula="of:=([.O40]+[.O41]+[.O42]+[.O43]+[.O44])/5" office:value-type="float" office:value="2311.6" calcext:value-type="float">
            <text:p>2311,6</text:p>
          </table:table-cell>
          <table:table-cell table:formula="of:=([.P40]+[.P41]+[.P42]+[.P43]+[.P44])/5" office:value-type="float" office:value="3.064164" calcext:value-type="float">
            <text:p>3,064164</text:p>
          </table:table-cell>
          <table:table-cell table:style-name="ce1" table:formula="of:=([.Q40]+[.Q41]+[.Q42]+[.Q43]+[.Q44])/5000000000" office:value-type="float" office:value="21.518043526" calcext:value-type="float">
            <text:p>21,51804352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AGE-UN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4497746.8" calcext:value-type="float">
            <text:p>124497746,8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23890002502" calcext:value-type="float">
            <text:p>23890002502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309250303.8" calcext:value-type="float">
            <text:p>309250303,8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158101805.4" calcext:value-type="float">
            <text:p>158101805,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833971618.2" calcext:value-type="float">
            <text:p>833971618,2</text:p>
          </table:table-cell>
          <table:table-cell office:value-type="float" office:value="7.45963" calcext:value-type="float">
            <text:p>7,45963</text:p>
          </table:table-cell>
          <table:table-cell office:value-type="float" office:value="3615" calcext:value-type="float">
            <text:p>3615</text:p>
          </table:table-cell>
          <table:table-cell office:value-type="float" office:value="9.9295" calcext:value-type="float">
            <text:p>9,9295</text:p>
          </table:table-cell>
          <table:table-cell table:style-name="ce1" office:value-type="float" office:value="34791847450" calcext:value-type="float">
            <text:p>34791847450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3664071755.2" calcext:value-type="float">
            <text:p>3664071755,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4091546578.2" calcext:value-type="float">
            <text:p>4091546578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245169556" calcext:value-type="float">
            <text:p>24516955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43465357924.6" calcext:value-type="float">
            <text:p>43465357924,6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41297181" calcext:value-type="float">
            <text:p>4129718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8138586086.2" calcext:value-type="float">
            <text:p>8138586086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493507400" calcext:value-type="float">
            <text:p>493507400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35740803780" calcext:value-type="float">
            <text:p>35740803780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43070994.4" calcext:value-type="float">
            <text:p>43070994,4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4153897100.8" calcext:value-type="float">
            <text:p>4153897100,8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table:style-name="ce1" office:value-type="float" office:value="448424276.2" calcext:value-type="float">
            <text:p>448424276,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12153786143" calcext:value-type="float">
            <text:p>1215378614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234440697.4" calcext:value-type="float">
            <text:p>234440697,4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4219891827.6" calcext:value-type="float">
            <text:p>4219891827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47]+[.B48]+[.B49]+[.B50]+[.B51])/5" office:value-type="float" office:value="0.3029402" calcext:value-type="float">
            <text:p>0,3029402</text:p>
          </table:table-cell>
          <table:table-cell table:formula="of:=([.C47]+[.C48]+[.C49]+[.C50]+[.C51])/5" office:value-type="float" office:value="971.2" calcext:value-type="float">
            <text:p>971,2</text:p>
          </table:table-cell>
          <table:table-cell table:formula="of:=([.D47]+[.D48]+[.D49]+[.D50]+[.D51])/5" office:value-type="float" office:value="0.436502" calcext:value-type="float">
            <text:p>0,436502</text:p>
          </table:table-cell>
          <table:table-cell table:style-name="ce1" table:formula="of:=([.E47]+[.E48]+[.E49]+[.E50]+[.E51])/5000000000" office:value-type="float" office:value="0.42911411944" calcext:value-type="float">
            <text:p>0,42911411944</text:p>
          </table:table-cell>
          <table:table-cell table:formula="of:=([.F47]+[.F48]+[.F49]+[.F50]+[.F51])/5" office:value-type="float" office:value="7.464074" calcext:value-type="float">
            <text:p>7,464074</text:p>
          </table:table-cell>
          <table:table-cell table:formula="of:=([.G47]+[.G48]+[.G49]+[.G50]+[.G51])/5" office:value-type="float" office:value="3626" calcext:value-type="float">
            <text:p>3626</text:p>
          </table:table-cell>
          <table:table-cell table:formula="of:=([.H47]+[.H48]+[.H49]+[.H50]+[.H51])/5" office:value-type="float" office:value="9.959982" calcext:value-type="float">
            <text:p>9,959982</text:p>
          </table:table-cell>
          <table:table-cell table:style-name="ce1" table:formula="of:=([.I47]+[.I48]+[.I49]+[.I50]+[.I51])/5000000000" office:value-type="float" office:value="30.00835955992" calcext:value-type="float">
            <text:p>30,00835955992</text:p>
          </table:table-cell>
          <table:table-cell table:formula="of:=([.J47]+[.J48]+[.J49]+[.J50]+[.J51])/5" office:value-type="float" office:value="0.4100034" calcext:value-type="float">
            <text:p>0,4100034</text:p>
          </table:table-cell>
          <table:table-cell table:formula="of:=([.K47]+[.K48]+[.K49]+[.K50]+[.K51])/5" office:value-type="float" office:value="1016.4" calcext:value-type="float">
            <text:p>1016,4</text:p>
          </table:table-cell>
          <table:table-cell table:formula="of:=([.L47]+[.L48]+[.L49]+[.L50]+[.L51])/5" office:value-type="float" office:value="0.5945596" calcext:value-type="float">
            <text:p>0,5945596</text:p>
          </table:table-cell>
          <table:table-cell table:style-name="ce1" table:formula="of:=([.M47]+[.M48]+[.M49]+[.M50]+[.M51])/5000000000" office:value-type="float" office:value="0.85842618636" calcext:value-type="float">
            <text:p>0,85842618636</text:p>
          </table:table-cell>
          <table:table-cell table:formula="of:=([.N47]+[.N48]+[.N49]+[.N50]+[.N51])/5" office:value-type="float" office:value="2.005926" calcext:value-type="float">
            <text:p>2,005926</text:p>
          </table:table-cell>
          <table:table-cell table:formula="of:=([.O47]+[.O48]+[.O49]+[.O50]+[.O51])/5" office:value-type="float" office:value="2311.6" calcext:value-type="float">
            <text:p>2311,6</text:p>
          </table:table-cell>
          <table:table-cell table:formula="of:=([.P47]+[.P48]+[.P49]+[.P50]+[.P51])/5" office:value-type="float" office:value="3.064164" calcext:value-type="float">
            <text:p>3,064164</text:p>
          </table:table-cell>
          <table:table-cell table:style-name="ce1" table:formula="of:=([.Q47]+[.Q48]+[.Q49]+[.Q50]+[.Q51])/5000000000" office:value-type="float" office:value="4.15240467964" calcext:value-type="float">
            <text:p>4,15240467964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AGE-SF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75985286.8" calcext:value-type="float">
            <text:p>75985286,8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11165470679.8" calcext:value-type="float">
            <text:p>11165470679,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65787198.4" calcext:value-type="float">
            <text:p>65787198,4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04926731.6" calcext:value-type="float">
            <text:p>204926731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814892107" calcext:value-type="float">
            <text:p>814892107</text:p>
          </table:table-cell>
          <table:table-cell office:value-type="float" office:value="7.47886" calcext:value-type="float">
            <text:p>7,47886</text:p>
          </table:table-cell>
          <table:table-cell office:value-type="float" office:value="3570" calcext:value-type="float">
            <text:p>3570</text:p>
          </table:table-cell>
          <table:table-cell office:value-type="float" office:value="9.95892" calcext:value-type="float">
            <text:p>9,95892</text:p>
          </table:table-cell>
          <table:table-cell table:style-name="ce1" office:value-type="float" office:value="21922981679.4" calcext:value-type="float">
            <text:p>21922981679,4</text:p>
          </table:table-cell>
          <table:table-cell office:value-type="float" office:value="0.4120466" calcext:value-type="float">
            <text:p>0,4120466</text:p>
          </table:table-cell>
          <table:table-cell office:value-type="float" office:value="993" calcext:value-type="float">
            <text:p>993</text:p>
          </table:table-cell>
          <table:table-cell office:value-type="float" office:value="0.5978072" calcext:value-type="float">
            <text:p>0,5978072</text:p>
          </table:table-cell>
          <table:table-cell table:style-name="ce1" office:value-type="float" office:value="43542492.6" calcext:value-type="float">
            <text:p>43542492,6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4211180211.6" calcext:value-type="float">
            <text:p>4211180211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10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86001431.2" calcext:value-type="float">
            <text:p>86001431,2</text:p>
          </table:table-cell>
          <table:table-cell office:value-type="float" office:value="7.49459" calcext:value-type="float">
            <text:p>7,49459</text:p>
          </table:table-cell>
          <table:table-cell office:value-type="float" office:value="3648" calcext:value-type="float">
            <text:p>3648</text:p>
          </table:table-cell>
          <table:table-cell office:value-type="float" office:value="9.97752" calcext:value-type="float">
            <text:p>9,97752</text:p>
          </table:table-cell>
          <table:table-cell table:style-name="ce1" office:value-type="float" office:value="33067128892.6" calcext:value-type="float">
            <text:p>33067128892,6</text:p>
          </table:table-cell>
          <table:table-cell office:value-type="float" office:value="0.4071074" calcext:value-type="float">
            <text:p>0,4071074</text:p>
          </table:table-cell>
          <table:table-cell office:value-type="float" office:value="987.2" calcext:value-type="float">
            <text:p>987,2</text:p>
          </table:table-cell>
          <table:table-cell office:value-type="float" office:value="0.5879032" calcext:value-type="float">
            <text:p>0,5879032</text:p>
          </table:table-cell>
          <table:table-cell table:style-name="ce1" office:value-type="float" office:value="588764302.8" calcext:value-type="float">
            <text:p>588764302,8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4230567824.6" calcext:value-type="float">
            <text:p>4230567824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0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334176241.4" calcext:value-type="float">
            <text:p>334176241,4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43784630705.6" calcext:value-type="float">
            <text:p>43784630705,6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534130857.8" calcext:value-type="float">
            <text:p>534130857,8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4353815239.2" calcext:value-type="float">
            <text:p>4353815239,2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1" office:value-type="string" calcext:value-type="string">
            <text:p>Semilla 2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962" calcext:value-type="float">
            <text:p>962</text:p>
          </table:table-cell>
          <table:table-cell office:value-type="float" office:value="0.421761" calcext:value-type="float">
            <text:p>0,421761</text:p>
          </table:table-cell>
          <table:table-cell table:style-name="ce1" office:value-type="float" office:value="176504116.2" calcext:value-type="float">
            <text:p>176504116,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32277497136.6" calcext:value-type="float">
            <text:p>32277497136,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71493423" calcext:value-type="float">
            <text:p>71493423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8361748202.6" calcext:value-type="float">
            <text:p>8361748202,6</text:p>
          </table:table-cell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54]+[.B55]+[.B56]+[.B57]+[.B58])/5" office:value-type="float" office:value="0.3029402" calcext:value-type="float">
            <text:p>0,3029402</text:p>
          </table:table-cell>
          <table:table-cell table:style-name="ce9" table:formula="of:=([.C54]+[.C55]+[.C56]+[.C57]+[.C58])/5" office:value-type="float" office:value="971.2" calcext:value-type="float">
            <text:p>971,2</text:p>
          </table:table-cell>
          <table:table-cell table:style-name="ce9" table:formula="of:=([.D54]+[.D55]+[.D56]+[.D57]+[.D58])/5" office:value-type="float" office:value="0.436502" calcext:value-type="float">
            <text:p>0,436502</text:p>
          </table:table-cell>
          <table:table-cell table:style-name="ce2" table:formula="of:=([.E54]+[.E55]+[.E56]+[.E57]+[.E58])/5000000000" office:value-type="float" office:value="0.29751183652" calcext:value-type="float">
            <text:p>0,29751183652</text:p>
          </table:table-cell>
          <table:table-cell table:style-name="ce9" table:formula="of:=([.F54]+[.F55]+[.F56]+[.F57]+[.F58])/5" office:value-type="float" office:value="7.484722" calcext:value-type="float">
            <text:p>7,484722</text:p>
          </table:table-cell>
          <table:table-cell table:style-name="ce9" table:formula="of:=([.G54]+[.G55]+[.G56]+[.G57]+[.G58])/5" office:value-type="float" office:value="3615.6" calcext:value-type="float">
            <text:p>3615,6</text:p>
          </table:table-cell>
          <table:table-cell table:style-name="ce9" table:formula="of:=([.H54]+[.H55]+[.H56]+[.H57]+[.H58])/5" office:value-type="float" office:value="9.9774" calcext:value-type="float">
            <text:p>9,9774</text:p>
          </table:table-cell>
          <table:table-cell table:style-name="ce2" table:formula="of:=([.I54]+[.I55]+[.I56]+[.I57]+[.I58])/5000000000" office:value-type="float" office:value="28.4435418188" calcext:value-type="float">
            <text:p>28,4435418188</text:p>
          </table:table-cell>
          <table:table-cell table:style-name="ce9" table:formula="of:=([.J54]+[.J55]+[.J56]+[.J57]+[.J58])/5" office:value-type="float" office:value="0.4105792" calcext:value-type="float">
            <text:p>0,4105792</text:p>
          </table:table-cell>
          <table:table-cell table:style-name="ce9" table:formula="of:=([.K54]+[.K55]+[.K56]+[.K57]+[.K58])/5" office:value-type="float" office:value="1005.04" calcext:value-type="float">
            <text:p>1005,04</text:p>
          </table:table-cell>
          <table:table-cell table:style-name="ce9" table:formula="of:=([.L54]+[.L55]+[.L56]+[.L57]+[.L58])/5" office:value-type="float" office:value="0.59464488" calcext:value-type="float">
            <text:p>0,59464488</text:p>
          </table:table-cell>
          <table:table-cell table:style-name="ce2" table:formula="of:=([.M54]+[.M55]+[.M56]+[.M57]+[.M58])/5000000000" office:value-type="float" office:value="0.26074365492" calcext:value-type="float">
            <text:p>0,26074365492</text:p>
          </table:table-cell>
          <table:table-cell table:style-name="ce9" table:formula="of:=([.N54]+[.N55]+[.N56]+[.N57]+[.N58])/5" office:value-type="float" office:value="2.005926" calcext:value-type="float">
            <text:p>2,005926</text:p>
          </table:table-cell>
          <table:table-cell table:style-name="ce9" table:formula="of:=([.O54]+[.O55]+[.O56]+[.O57]+[.O58])/5" office:value-type="float" office:value="2311.6" calcext:value-type="float">
            <text:p>2311,6</text:p>
          </table:table-cell>
          <table:table-cell table:style-name="ce9" table:formula="of:=([.P54]+[.P55]+[.P56]+[.P57]+[.P58])/5" office:value-type="float" office:value="3.064164" calcext:value-type="float">
            <text:p>3,064164</text:p>
          </table:table-cell>
          <table:table-cell table:style-name="ce2" table:formula="of:=([.Q54]+[.Q55]+[.Q56]+[.Q57]+[.Q58])/5000000000" office:value-type="float" office:value="4.27244764192" calcext:value-type="float">
            <text:p>4,27244764192</text:p>
          </table:table-cell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number-columns-repeated="23"/>
          <table:table-cell table:style-name="Default"/>
          <table:table-cell table:number-columns-repeated="14"/>
        </table:table-row>
        <table:table-row table:style-name="ro1">
          <table:table-cell table:number-columns-repeated="19"/>
          <table:table-cell table:style-name="ce20"/>
          <table:table-cell table:style-name="ce6" table:number-columns-repeated="3"/>
          <table:table-cell/>
          <table:table-cell table:style-name="ce6" table:number-columns-repeated="4"/>
          <table:table-cell/>
          <table:table-cell table:style-name="ce20"/>
          <table:table-cell table:style-name="ce6" table:number-columns-repeated="8"/>
        </table:table-row>
        <table:table-row table:style-name="ro1">
          <table:table-cell table:number-columns-repeated="19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 table:number-rows-repeated="3">
          <table:table-cell table:number-columns-repeated="19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 table:number-rows-repeated="5">
          <table:table-cell/>
          <table:table-cell table:style-name="ce10" table:number-columns-repeated="3"/>
          <table:table-cell table:style-name="ce30"/>
          <table:table-cell table:number-columns-repeated="14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3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 table:number-columns-repeated="5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7"/>
          <table:table-cell table:style-name="ce6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 table:number-columns-repeated="4"/>
          <table:table-cell/>
          <table:table-cell table:style-name="ce6" table:number-columns-repeated="4"/>
          <table:table-cell/>
          <table:table-cell table:style-name="ce6"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>
          <table:table-cell table:number-columns-repeated="20"/>
          <table:table-cell table:style-name="ce6" table:number-columns-repeated="3"/>
          <table:table-cell table:number-columns-repeated="15"/>
        </table:table-row>
        <table:table-row table:style-name="ro1">
          <table:table-cell table:number-columns-repeated="23"/>
          <table:table-cell table:style-name="Default"/>
          <table:table-cell table:number-columns-repeated="14"/>
        </table:table-row>
        <table:table-row table:style-name="ro1">
          <table:table-cell table:number-columns-repeated="20"/>
          <table:table-cell table:style-name="ce6" table:number-columns-repeated="3"/>
          <table:table-cell table:number-columns-repeated="1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3"/>
          <table:table-cell table:style-name="Default"/>
          <table:table-cell table:number-columns-repeated="14"/>
        </table:table-row>
        <table:table-row table:style-name="ro1">
          <table:table-cell table:number-columns-repeated="20"/>
          <table:table-cell table:style-name="ce6" table:number-columns-repeated="3"/>
          <table:table-cell table:number-columns-repeated="15"/>
        </table:table-row>
        <table:table-row table:style-name="ro1" table:number-rows-repeated="26">
          <table:table-cell table:number-columns-repeated="23"/>
          <table:table-cell table:style-name="Default"/>
          <table:table-cell table:number-columns-repeated="14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number-columns-repeated="7"/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5:19:23.5341025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7T18:26:27.218299351</dc:date>
    <meta:editing-duration>PT1H48M25S</meta:editing-duration>
    <meta:editing-cycles>7</meta:editing-cycles>
    <meta:generator>LibreOffice/6.0.7.3$Linux_X86_64 LibreOffice_project/00m0$Build-3</meta:generator>
    <meta:document-statistic meta:table-count="1" meta:cell-count="8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15cm" svg:y="0.316cm" chart:style-name="ch2">
          <text:p>Comparación de Valor Agregado</text:p>
        </chart:title>
        <chart:subtitle svg:x="4.927cm" svg:y="1.275cm" chart:style-name="ch3">
          <text:p>Algoritmos genéticos estacionarios</text:p>
        </chart:subtitle>
        <chart:legend chart:legend-position="end" svg:x="13.472cm" svg:y="3.454cm" style:legend-expansion="high" chart:style-name="ch4"/>
        <chart:plot-area chart:style-name="ch5" table:cell-range-address="Hoja1.T79:Hoja1.X81" chart:data-source-has-labels="both" svg:x="0.32cm" svg:y="2.138cm" svg:width="12.83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67cm" svg:y="2.138cm" svg:width="11.959cm" svg:height="6.4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T80:Hoja1.T8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Hoja1.U80:Hoja1.U81" chart:label-cell-address="Hoja1.U79:Hoja1.U79" chart:class="chart:bar">
            <chart:data-point chart:repeated="2"/>
          </chart:series>
          <chart:series chart:style-name="ch10" chart:values-cell-range-address="Hoja1.V80:Hoja1.V81" chart:label-cell-address="Hoja1.V79:Hoja1.V79" chart:class="chart:bar">
            <chart:data-point chart:repeated="2"/>
          </chart:series>
          <chart:series chart:style-name="ch11" chart:values-cell-range-address="Hoja1.W80:Hoja1.W81" chart:label-cell-address="Hoja1.W79:Hoja1.W79" chart:class="chart:bar">
            <chart:data-point chart:repeated="2"/>
          </chart:series>
          <chart:series chart:style-name="ch12" chart:values-cell-range-address="Hoja1.X80:Hoja1.X81" chart:label-cell-address="Hoja1.X79:Hoja1.X79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U79:Hoja1.U79</svg:desc>
                </draw:g>
              </table:table-cell>
              <table:table-cell office:value-type="string">
                <text:p/>
                <draw:g>
                  <svg:desc>Hoja1.V79:Hoja1.V79</svg:desc>
                </draw:g>
              </table:table-cell>
              <table:table-cell office:value-type="string">
                <text:p/>
                <draw:g>
                  <svg:desc>Hoja1.W79:Hoja1.W79</svg:desc>
                </draw:g>
              </table:table-cell>
              <table:table-cell office:value-type="string">
                <text:p/>
                <draw:g>
                  <svg:desc>Hoja1.X79:Hoja1.X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T80:Hoja1.T81</svg:desc>
                </draw:g>
              </table:table-cell>
              <table:table-cell office:value-type="float" office:value="NaN">
                <text:p>NaN</text:p>
                <draw:g>
                  <svg:desc>Hoja1.U80:Hoja1.U81</svg:desc>
                </draw:g>
              </table:table-cell>
              <table:table-cell office:value-type="float" office:value="NaN">
                <text:p>NaN</text:p>
                <draw:g>
                  <svg:desc>Hoja1.V80:Hoja1.V81</svg:desc>
                </draw:g>
              </table:table-cell>
              <table:table-cell office:value-type="float" office:value="NaN">
                <text:p>NaN</text:p>
                <draw:g>
                  <svg:desc>Hoja1.W80:Hoja1.W81</svg:desc>
                </draw:g>
              </table:table-cell>
              <table:table-cell office:value-type="float" office:value="NaN">
                <text:p>NaN</text:p>
                <draw:g>
                  <svg:desc>Hoja1.X80:Hoja1.X8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